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4.6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fo:color="#cc7832" style:text-outline="false" style:text-line-through-style="none" style:text-line-through-type="none" style:font-name="DejaVu Sans Mono" fo:font-size="11.5pt" fo:font-style="normal" fo:text-shadow="none" style:text-underline-style="none" fo:font-weight="bold" style:letter-kerning="true" style:font-name-asian="DejaVu Sans Mono" style:font-size-asian="11.5pt" style:font-style-asian="normal" style:font-weight-asian="bold" style:font-name-complex="DejaVu Sans Mono" style:font-size-complex="11.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a9b7c6" style:text-outline="false" style:text-line-through-style="none" style:text-line-through-type="none" style:font-name="DejaVu Sans Mono" fo:font-size="11.5pt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bb529" style:text-outline="false" style:text-line-through-style="none" style:text-line-through-type="none" style:font-name="DejaVu Sans Mono" fo:font-size="11.5pt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a8759" style:text-outline="false" style:text-line-through-style="none" style:text-line-through-type="none" style:font-name="DejaVu Sans Mono" fo:font-size="11.5pt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PP_ARCADE</text:p>
          </draw:text-box>
        </draw:frame>
        <draw:frame presentation:style-name="pr2" draw:text-style-name="P1" draw:layer="layout" svg:width="14.6cm" svg:height="4.6cm" svg:x="12.6cm" svg:y="9cm" presentation:class="subtitle" presentation:user-transformed="true">
          <draw:text-box>
            <text:p>Levi Tabti</text:p>
            <text:p>Anselin Mackendy-pierre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3 PARTS</text:p>
          </draw:text-box>
        </draw:frame>
        <draw:frame presentation:style-name="pr4" draw:layer="layout" svg:width="11cm" svg:height="4.134cm" svg:x="7.4cm" svg:y="5.666cm" presentation:class="outline" presentation:user-transformed="true">
          <draw:text-box>
            <text:list text:style-name="L2">
              <text:list-item>
                <text:p>CORE </text:p>
              </text:list-item>
              <text:list-item>
                <text:p>Graphics Libraries</text:p>
              </text:list-item>
              <text:list-item>
                <text:p>Games Libr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r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oad all the graphics librairies and others files like menu file, winner file, and game over file.</text:p>
                <text:p/>
              </text:list-item>
              <text:list-item>
                <text:p>Manage all event of games </text:p>
                <text:p>- Catch all event from keyboard and send them to games libraires</text:p>
                <text:p>- Catch the event links with the menu (choose of game) .</text:p>
                <text:p>-and exit</text:p>
                <text:p/>
              </text:list-item>
              <text:list-item>
                <text:p>File elements has all files elements of libraries games</text:p>
                <text:p>-Type, positions, Color, size, Life and send them to graphics librari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aphics Librari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isplay the information from the Core.</text:p>
                <text:p>- The position x and y , the size and the Color with ARGB.</text:p>
              </text:list-item>
              <text:list-item>
                <text:p>Display menu</text:p>
                <text:p>-display 3 games Pacman, Nibbler and Centipede</text:p>
              </text:list-item>
              <text:list-item>
                <text:p>Translated the event information in correct information for the Co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ames Libra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anage all the game according to the Core information</text:p>
                <text:p>- receved the event Core and run actions</text:p>
                <text:p>-return the information to the Core like type, size, position and the colo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w add new Graphic libra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rst creat cpp file in libs/graphic/</text:p>
              </text:list-item>
              <text:list-item>
                <text:p>function Init() -&gt; initialize your graphic library </text:p>
              </text:list-item>
              <text:list-item>
                <text:p>Next you have to create getEvent(Event &amp;myevent)</text:p>
                <text:p>- myevent -&gt; from the Core file, you have to translated the event like this (<text:span text:style-name="T1">if </text:span><text:span text:style-name="T2">(event.type == SDL_QUIT)</text:span><text:span text:style-name="T2"><text:line-break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yevent.setType(Event::E_QUIT) </text:span>)</text:p>
                <text:p>look at the include/Event.hhp file for kown all the even key .</text:p>
              </text:list-item>
              <text:list-item>
                <text:p>Create CretateMenu(int var, float x, float y, t_Color color) function for open the windows for the menu </text:p>
                <text:p>- var for the game select, x and y the position of the character of the games and <text:s/>structur color contains ARGB.</text:p>
              </text:list-item>
              <text:list-item>
                <text:p>Create drawSquare(t_Information infoElement) for draw the element of the games</text:p>
                <text:p>- infoElement is the structur who has all the information given by the Core.</text:p>
              </text:list-item>
              <text:list-item>
                <text:p>Create endScene () for refresh the windows</text:p>
              </text:list-item>
              <text:list-item>
                <text:p>Add write in Core construtor loadlib(« name of your library», « path for your lib shared)</text:p>
              </text:list-item>
              <text:list-item>
                <text:p>Don’t forget to links your make file with the other make files.</text:p>
              </text:list-item>
              <text:list-item>
                <text:p>Don’t forget to put the include <text:span text:style-name="T3">#include </text:span><text:span text:style-name="T4">"../../../../includes/Interface.hpp"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2:27:50.444330062</meta:creation-date>
    <meta:editing-duration>P0D</meta:editing-duration>
    <meta:editing-cycles>1</meta:editing-cycles>
    <meta:generator>LibreOffice/5.4.6.2$Linux_X86_64 LibreOffice_project/40$Build-2</meta:generator>
    <dc:title>Bright Blue</dc:title>
    <meta:document-statistic meta:object-count="46"/>
  </office:meta>
</office:document-meta>
</file>